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74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3" table:default-cell-style-name="ce1"/>
        <table:table-column table:style-name="co3" table:number-columns-repeated="970" table:default-cell-style-name="ce1"/>
        <table:table-row table:style-name="ro1">
          <table:table-cell/>
          <table:table-cell table:style-name="ce2" table:formula="of:=[.B2]*128+[.C2]*64+[.D2]*32+[.E2]*16+[.F2]*8+[.G2]*4+[.H2]*2+[.I2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"/>
          <table:covered-table-cell table:style-name="ce7"/>
          <table:table-cell/>
          <table:table-cell table:style-name="ce2" table:formula="of:=[.K2]*128+[.L2]*64+[.M2]*32+[.N2]*16+[.O2]*8+[.P2]*4+[.Q2]*2+[.R2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"/>
          <table:covered-table-cell table:style-name="ce7"/>
          <table:table-cell table:number-columns-repeated="53"/>
          <table:table-cell table:number-columns-repeated="9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IP Host 1 dez</text:p>
          </table:table-cell>
          <table:table-cell table:style-name="ce2" table:formula="of:=[.B5]*128+[.C5]*64+[.D5]*32+[.E5]*16+[.F5]*8+[.G5]*4+[.H5]*2+[.I5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"/>
          <table:covered-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IP Host 1 bi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6:26:53.230990307</meta:creation-date>
    <dc:date>2023-01-22T17:09:58.835419736</dc:date>
    <meta:editing-duration>PT22M35S</meta:editing-duration>
    <meta:editing-cycles>1</meta:editing-cycles>
    <meta:document-statistic meta:table-count="1" meta:cell-count="38" meta:object-count="0"/>
    <meta:generator>LibreOffice/7.3.7.2$Linux_X86_64 LibreOffice_project/30$Build-2</meta:generator>
  </office:meta>
</office:document-meta>
</file>